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boundedFifoBuffer.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nboundedFifoBuffer.UnboundedFifoBuffer( int initial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boundedFifoBuff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boundedFifoBuff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add( final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nboundedFifoBuffer.de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boundedFifoBuffer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boundedFifoBuff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boundedFifoBuffer.UnboundedFif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boundedFifoBuffer.in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boundedFifoBuffe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boundedFifoBuff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